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37"/>
    <style:style style:name="ce6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office:value-type="string" calcext:value-type="string">
            <text:p>13/02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8</text:p>
          </table:table-cell>
          <table:table-cell office:value-type="string" calcext:value-type="string">
            <text:p>18/02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2/02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2/02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9</text:p>
          </table:table-cell>
          <table:table-cell office:value-type="string" calcext:value-type="string">
            <text:p>27/02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7/02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office:value-type="string" calcext:value-type="string">
            <text:p>27/02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8/02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8/02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1/03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01/03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4:53:47.929741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01T14:54:51.008479273</dc:date>
    <meta:editing-duration>PT1H10M13S</meta:editing-duration>
    <meta:editing-cycles>22</meta:editing-cycles>
    <meta:generator>LibreOffice/5.3.0.3$Linux_X86_64 LibreOffice_project/30m0$Build-3</meta:generator>
    <meta:document-statistic meta:table-count="1" meta:cell-count="63" meta:object-count="0"/>
  </office:meta>
</office:document-meta>
</file>